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31_12-18-56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31_14-20-24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31_14-23-15_000.jpg</text:p>
          </table:table-cell>
          <table:table-cell table:style-name="ce11" office:value-type="string">
            <text:p>:m RES 1*1 / free# JVEMV6 68#_132:1 / 68. theoretical-physics(tp) / w=有向集合；前順序；半順序；有向点族；ほとんど含まれる；位相；距離空間,topics=~,other=~,s=~,i=~,doc=r-8-1~1#1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1 / free# JVEMV6 68#_132:1 / 68. theoretical-physics(tp) / w=有向集合；前順序；半順序；有向点族；ほとんど含まれる；位相；距離空間,topics=~,other=~,s=~,i=~,doc=r-8-1~1#1.d-1">
            <text:p>:m RES 1*1 / free# JVEMV6 68#_132:1 / 68. theoretical-physics(tp) / w=有向集合；前順序；半順序；有向点族；ほとんど含まれる；位相；距離空間,topics=~,other=~,s=~,i=~,doc=r-8-1~1#1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31_16-23-30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31_17-25-28_000.jpg</text:p>
          </table:table-cell>
          <table:table-cell table:style-name="ce11" office:value-type="string">
            <text:p>:m RES 1-2*4 / free# JVEMV6 68#_132:1 / 68. theoretical-physics(tp) / w=ex-2.3.5;ex-2.3.6,topics=existence-proof,other=~,s=~,i=~,doc=r-7-2~7#9.5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-2*4 / free# JVEMV6 68#_132:1 / 68. theoretical-physics(tp) / w=ex-2.3.5;ex-2.3.6,topics=existence-proof,other=~,s=~,i=~,doc=r-7-2~7#9.5">
            <text:p>:m RES 1-2*4 / free# JVEMV6 68#_132:1 / 68. theoretical-physics(tp) / w=ex-2.3.5;ex-2.3.6,topics=existence-proof,other=~,s=~,i=~,doc=r-7-2~7#9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31_17-25-48_000.jpg</text:p>
          </table:table-cell>
          <table:table-cell table:style-name="ce11" office:value-type="string">
            <text:p>:m RES 3-4*4 / free# JVEMV6 68#_132:1 / 68. theoretical-physics(tp) / w=ex-2.3.7,topics=existence-proof,other=~,s=~,i=~,doc=r-7-2~7#9.5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3-4*4 / free# JVEMV6 68#_132:1 / 68. theoretical-physics(tp) / w=ex-2.3.7,topics=existence-proof,other=~,s=~,i=~,doc=r-7-2~7#9.5">
            <text:p>:m RES 3-4*4 / free# JVEMV6 68#_132:1 / 68. theoretical-physics(tp) / w=ex-2.3.7,topics=existence-proof,other=~,s=~,i=~,doc=r-7-2~7#9.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31_18-05-25_000.jpg</text:p>
          </table:table-cell>
          <table:table-cell table:style-name="ce11" office:value-type="string">
            <text:p>:m RES 1*1 / free# JVEMV6 76#_16:1 / 76. theoretical-physics(tp) / w=~,topics=ベクトル：回転,other=~,s=~,i=~,doc=r-2-3~2#2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1 / free# JVEMV6 76#_16:1 / 76. theoretical-physics(tp) / w=~,topics=ベクトル：回転,other=~,s=~,i=~,doc=r-2-3~2#2">
            <text:p>:m RES 1*1 / free# JVEMV6 76#_16:1 / 76. theoretical-physics(tp) / w=~,topics=ベクトル：回転,other=~,s=~,i=~,doc=r-2-3~2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31_19-05-06_000.jpg</text:p>
          </table:table-cell>
          <table:table-cell table:style-name="ce11" office:value-type="string">
            <text:p>:m :篠笛,shinobue #*# / session-memo / s.1:todays-melody,genr=~,for=~,key=Af,R=1,notes=h:7-6-7-1,Re+,other=~ \\\ s.2:todays-melody,genr=~,for=~,key=A(h-7),tempo=~,R=3,i.f.=~,notes=pitch:1-6f-5,Re+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篠笛,shinobue #*# / session-memo / s.1:todays-melody,genr=~,for=~,key=Af,R=1,notes=h:7-6-7-1,Re+,other=~ \\\ s.2:todays-melody,genr=~,for=~,key=A(h-7),tempo=~,R=3,i.f.=~,notes=pitch:1-6f-5,Re+,other=~">
            <text:p>:m :篠笛,shinobue #*# / session-memo / s.1:todays-melody,genr=~,for=~,key=Af,R=1,notes=h:7-6-7-1,Re+,other=~ \\\ s.2:todays-melody,genr=~,for=~,key=A(h-7),tempo=~,R=3,i.f.=~,notes=pitch:1-6f-5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31_20-50-40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31_23-18-32_000.jpg</text:p>
          </table:table-cell>
          <table:table-cell table:style-name="ce19" office:value-type="string">
            <text:p>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">
            <text:p>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1_00-24-37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1_03-47-3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1_07-02-39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1_07-18-28_000.jpg</text:p>
          </table:table-cell>
          <table:table-cell table:style-name="ce19" office:value-type="string">
            <text:p>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">
            <text:p>:PHOTO 記録 / @自室 / what=体温計：数値 / for=定点観測 / occasion=熱っぽくはない。痛み：わずかにあり。先週の時の痛み、とは、違う。患部を、例えば指で押すと、軽く押しただけでも、鈍い痛み、感じる。location=前歯、左右１本目。の、歯茎。歯茎と、頭骨との接続部。status=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01_07-19-52_000.jpg</text:p>
          </table:table-cell>
          <table:table-cell table:style-name="ce11" office:value-type="string">
            <text:p>:tome/ (lang=ja) / topic=やること / content=篠笛と篤胤の閲読　=&gt;　side-by-side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tome/ (lang=ja) / topic=やること / content=篠笛と篤胤の閲読　=&gt;　side-by-side">
            <text:p>:tome/ (lang=ja) / topic=やること / content=篠笛と篤胤の閲読　=&gt;　side-by-sid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01_07-20-22_000.jpg</text:p>
          </table:table-cell>
          <table:table-cell table:style-name="ce11" office:value-type="string">
            <text:p>:m :th / topic=「軍部の暴走」について / content=事の本質は、イデオロギーの暴走。「天皇絶対」というイデオロギーに対抗するイデオロギーが、なかった / lang=ja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th / topic=「軍部の暴走」について / content=事の本質は、イデオロギーの暴走。「天皇絶対」というイデオロギーに対抗するイデオロギーが、なかった / lang=ja">
            <text:p>:m :th / topic=「軍部の暴走」について / content=事の本質は、イデオロギーの暴走。「天皇絶対」というイデオロギーに対抗するイデオロギーが、なかっ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01_07-20-56_000.jpg</text:p>
          </table:table-cell>
          <table:table-cell table:style-name="ce11" office:value-type="string">
            <text:p>:m #*# RES / JVEMV6 64#114_hirata_-- / 『霊の御柱』（たまのみはしら） 著者=平田篤胤,校注=~ / p.12 / w:桁（けた）；天地（あめつち）,topic: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#*# RES / JVEMV6 64#114_hirata_-- / 『霊の御柱』（たまのみはしら） 著者=平田篤胤,校注=~ / p.12 / w:桁（けた）；天地（あめつち）,topic:読み方">
            <text:p>:m #*# RES / JVEMV6 64#114_hirata_-- / 『霊の御柱』（たまのみはしら） 著者=平田篤胤,校注=~ / p.12 / w:桁（けた）；天地（あめつち）,topic:読み方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31_18-22-12_000.mp4</text:p>
          </table:table-cell>
          <table:table-cell table:style-name="ce11" office:value-type="string">
            <text:p>:VIDEO / @自室 / 記録 / jap.flute / 演奏、play / R=1 / todays-melody,memo=+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R=1 / todays-melody,memo=+">
            <text:p>:VIDEO / @自室 / 記録 / jap.flute / 演奏、play / R=1 / todays-melody,memo=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31_18-42-50_000.mp4</text:p>
          </table:table-cell>
          <table:table-cell table:style-name="ce11" office:value-type="string">
            <text:p>:VIDEO / @自室 / 記録 / jap.flute / 演奏、play / R=2 / todays-melody,Re+,other=range:dai-kan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R=2 / todays-melody,Re+,other=range:dai-kan">
            <text:p>:VIDEO / @自室 / 記録 / jap.flute / 演奏、play / R=2 / todays-melody,Re+,other=range:dai-kan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31_18-57-48_000.mp4</text:p>
          </table:table-cell>
          <table:table-cell table:style-name="ce11" office:value-type="string">
            <text:p>:VIDEO / @自室 / 記録 / jap.flute / 演奏、play / R=3 / todays-melody,Re+,memo=+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VIDEO / @自室 / 記録 / jap.flute / 演奏、play / R=3 / todays-melody,Re+,memo=+">
            <text:p>:VIDEO / @自室 / 記録 / jap.flute / 演奏、play / R=3 / todays-melody,Re+,memo=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2021/11/01</text:date>, <text:time>08:4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1T08:41:14.84</dc:date>
    <dc:creator>iwabuchi ken</dc:creator>
    <meta:editing-duration>P39DT7H45M7S</meta:editing-duration>
    <meta:editing-cycles>13685</meta:editing-cycles>
    <meta:document-statistic meta:table-count="1" meta:cell-count="451" meta:object-count="0"/>
  </office:meta>
</office:document-meta>
</file>